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2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" style:family="paragraph" style:parent-style-name="Text_20_body">
      <style:text-properties officeooo:paragraph-rsid="002761fa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5" style:family="paragraph" style:parent-style-name="Caption">
      <style:text-properties officeooo:rsid="01326f4f" officeooo:paragraph-rsid="01326f4f"/>
    </style:style>
    <style:style style:name="P6" style:family="paragraph" style:parent-style-name="Caption">
      <style:text-properties fo:language="ru" fo:country="RU" officeooo:rsid="0132e415" officeooo:paragraph-rsid="0132e415"/>
    </style:style>
    <style:style style:name="P7" style:family="paragraph" style:parent-style-name="Caption">
      <style:text-properties officeooo:rsid="01358a0e" officeooo:paragraph-rsid="01358a0e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Frame_20_contents">
      <style:paragraph-properties fo:text-align="justify" style:justify-single-word="false"/>
    </style:style>
    <style:style style:name="P11" style:family="paragraph" style:parent-style-name="Heading_20_1">
      <style:text-properties officeooo:rsid="0128f260" officeooo:paragraph-rsid="0128f260"/>
    </style:style>
    <style:style style:name="P12" style:family="paragraph" style:parent-style-name="Heading_20_1">
      <style:text-properties officeooo:rsid="012a864a" officeooo:paragraph-rsid="012a864a"/>
    </style:style>
    <style:style style:name="P13" style:family="paragraph" style:parent-style-name="Heading_20_2">
      <style:paragraph-properties text:number-lines="false" text:line-number="0"/>
      <style:text-properties officeooo:rsid="0128f260" officeooo:paragraph-rsid="0128f260"/>
    </style:style>
    <style:style style:name="P14" style:family="paragraph" style:parent-style-name="Heading_20_2">
      <style:text-properties officeooo:rsid="012a864a" officeooo:paragraph-rsid="012a864a"/>
    </style:style>
    <style:style style:name="P15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17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18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1288294" officeooo:paragraph-rsid="01288294"/>
    </style:style>
    <style:style style:name="P20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fo:font-size="32pt" fo:font-weight="bold" officeooo:rsid="01288294" officeooo:paragraph-rsid="01288294" style:font-size-asian="32pt" style:font-weight-asian="bold" style:font-size-complex="32pt" style:font-weight-complex="bold"/>
    </style:style>
    <style:style style:name="P21" style:family="paragraph" style:parent-style-name="Text_20_body" style:list-style-name="">
      <style:text-properties fo:language="ru" fo:country="RU" officeooo:paragraph-rsid="010ed298"/>
    </style:style>
    <style:style style:name="P22" style:family="paragraph" style:parent-style-name="Text_20_body">
      <style:paragraph-properties text:number-lines="false" text:line-number="0"/>
      <style:text-properties fo:language="ru" fo:country="RU" officeooo:rsid="01326f4f" officeooo:paragraph-rsid="01326f4f"/>
    </style:style>
    <style:style style:name="P23" style:family="paragraph" style:parent-style-name="Text_20_body">
      <style:paragraph-properties text:number-lines="false" text:line-number="0"/>
      <style:text-properties fo:language="ru" fo:country="RU" officeooo:rsid="0133ed93" officeooo:paragraph-rsid="0133ed93"/>
    </style:style>
    <style:style style:name="P24" style:family="paragraph" style:parent-style-name="Text_20_body">
      <style:text-properties officeooo:rsid="00fe1685" officeooo:paragraph-rsid="007a79e8"/>
    </style:style>
    <style:style style:name="P25" style:family="paragraph" style:parent-style-name="Text_20_body">
      <style:text-properties officeooo:rsid="003b337c" officeooo:paragraph-rsid="003f47fd"/>
    </style:style>
    <style:style style:name="P26" style:family="paragraph" style:parent-style-name="Text_20_body">
      <style:paragraph-properties text:number-lines="false" text:line-number="0"/>
      <style:text-properties officeooo:rsid="01322b61" officeooo:paragraph-rsid="01322b61"/>
    </style:style>
    <style:style style:name="P27" style:family="paragraph" style:parent-style-name="Text_20_body">
      <style:paragraph-properties fo:text-align="center" style:justify-single-word="false" text:number-lines="false" text:line-number="0"/>
      <style:text-properties officeooo:rsid="01322b61" officeooo:paragraph-rsid="01322b61"/>
    </style:style>
    <style:style style:name="P28" style:family="paragraph" style:parent-style-name="Text_20_body">
      <style:paragraph-properties text:number-lines="false" text:line-number="0"/>
      <style:text-properties officeooo:rsid="01326f4f" officeooo:paragraph-rsid="01326f4f"/>
    </style:style>
    <style:style style:name="P29" style:family="paragraph" style:parent-style-name="Text_20_body">
      <style:paragraph-properties text:number-lines="false" text:line-number="0"/>
      <style:text-properties officeooo:rsid="0132e415" officeooo:paragraph-rsid="0132e415"/>
    </style:style>
    <style:style style:name="P30" style:family="paragraph" style:parent-style-name="Text_20_body">
      <style:text-properties officeooo:rsid="0132e415" officeooo:paragraph-rsid="0132e415"/>
    </style:style>
    <style:style style:name="P31" style:family="paragraph" style:parent-style-name="Text_20_body">
      <style:paragraph-properties fo:text-align="center" style:justify-single-word="false"/>
      <style:text-properties officeooo:rsid="0132e415" officeooo:paragraph-rsid="0132e415"/>
    </style:style>
    <style:style style:name="P32" style:family="paragraph" style:parent-style-name="UNNUMED_5f_HEADING">
      <style:paragraph-properties fo:break-before="page"/>
      <style:text-properties officeooo:paragraph-rsid="002761fa"/>
    </style:style>
    <style:style style:name="P33" style:family="paragraph" style:parent-style-name="UNNUMED_5f_HEADING">
      <style:text-properties officeooo:paragraph-rsid="00f50d64"/>
    </style:style>
    <style:style style:name="P34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size-complex="16pt"/>
    </style:style>
    <style:style style:name="T7" style:family="text">
      <style:text-properties officeooo:rsid="001ab1b7" style:font-size-complex="16pt"/>
    </style:style>
    <style:style style:name="T8" style:family="text">
      <style:text-properties officeooo:rsid="001ab1b7"/>
    </style:style>
    <style:style style:name="T9" style:family="text">
      <style:text-properties officeooo:rsid="0025a056" fo:background-color="transparent" loext:char-shading-value="0" style:font-size-complex="16pt"/>
    </style:style>
    <style:style style:name="T10" style:family="text">
      <style:text-properties fo:language="en" fo:country="US"/>
    </style:style>
    <style:style style:name="T11" style:family="text">
      <style:text-properties fo:color="#000000" loext:opacity="100%" style:font-name="Cascadia Mono" fo:font-size="9.5pt" style:font-size-asian="9.5pt"/>
    </style:style>
    <style:style style:name="T12" style:family="text">
      <style:text-properties officeooo:rsid="011043dd"/>
    </style:style>
    <style:style style:name="T13" style:family="text">
      <style:text-properties officeooo:rsid="0130d0d4"/>
    </style:style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>
      <style:text-properties officeooo:rsid="0136b0e4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5" loext:marker-style-name="T1"><text:span text:style-name="T1">Министерство науки и высшего образования РФ</text:span></text:p>
      <text:p text:style-name="P16" loext:marker-style-name="T2"><text:span text:style-name="T2">ФГБОУ ВО «БРЯНСКИЙ ГОСУДАРСТВЕННЫЙ<text:line-break/>ТЕХНИЧЕСКИЙ УНИВЕРСИТЕТ»</text:span></text:p>
      <text:p text:style-name="P16" loext:marker-style-name="T4"><text:span text:style-name="T4">Кафедра «Информатика и программное обеспечение»</text:span></text:p>
      <text:p text:style-name="P20">ОТЧЁТ ПО ПРАКТИКЕ</text:p>
      <text:p text:style-name="P19" loext:marker-style-name="T4"><text:span text:style-name="T4">Учебная практика</text:span></text:p>
      <text:p text:style-name="P19" loext:marker-style-name="T4"><text:span text:style-name="T4">(технологическая (проектно-технологическая) практика)</text:span></text:p>
      <text:p text:style-name="P16" loext:marker-style-name="T4"><text:span text:style-name="T4">Всего листов </text:span><text:span text:style-name="T5"><text:page-count>9</text:page-count></text:span></text:p>
      <text:p text:style-name="P1"/>
      <text:p text:style-name="P1">Студент гр.<text:span text:style-name="T6"> О-</text:span><text:span text:style-name="T7">23</text:span><text:span text:style-name="T6">-ИВТ1-ПО-Б</text:span></text:p>
      <text:p text:style-name="P2" loext:marker-style-name="T6">Зач. кн.№ <text:span text:style-name="T9">23.0906</text:span></text:p>
      <text:p text:style-name="P2">______________<text:span text:style-name="T8">Жигунов С.Н</text:span>.</text:p>
      <text:p text:style-name="P4">« <text:s text:c="3"/>» <text:s/>______ <text:s/>2024 г.</text:p>
      <text:p text:style-name="P2">Преподаватель</text:p>
      <text:p text:style-name="P2">_____________Булатицкий Д.И.</text:p>
      <text:p text:style-name="P4">« <text:s text:c="3"/>» <text:s/>______ <text:s/>2024 г.</text:p>
      <text:p text:style-name="P17" loext:marker-style-name="T3"><text:span text:style-name="T1">Брянск</text:span> <text:span text:style-name="T3"><text:time style:data-style-name="N10120" text:time-value="2024-06-06T00:16:33.509000237">2024 г.</text:time></text:span></text:p>
      <text:h text:style-name="P32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2</text:a></text:p>
          <text:p text:style-name="P8"><text:a xlink:type="simple" xlink:href="#__RefHeading___Toc1517_695550217" text:style-name="Index_20_Link" text:visited-style-name="Index_20_Link">Введение<text:tab/>3</text:a></text:p>
          <text:p text:style-name="P8"><text:a xlink:type="simple" xlink:href="#__RefHeading___Toc1519_695550217" text:style-name="Index_20_Link" text:visited-style-name="Index_20_Link">1. Описание решения задач по программированию<text:tab/>4</text:a></text:p>
          <text:p text:style-name="P9"><text:a xlink:type="simple" xlink:href="#__RefHeading___Toc5457_695550217" text:style-name="Index_20_Link" text:visited-style-name="Index_20_Link">1.1. Задача о частично сумме ряда<text:tab/>4</text:a></text:p>
          <text:p text:style-name="P8"><text:a xlink:type="simple" xlink:href="#__RefHeading___Toc1527_695550217" text:style-name="Index_20_Link" text:visited-style-name="Index_20_Link">2. Описание процесса составления доклада<text:tab/>5</text:a></text:p>
          <text:p text:style-name="P9"><text:a xlink:type="simple" xlink:href="#__RefHeading___Toc1529_695550217" text:style-name="Index_20_Link" text:visited-style-name="Index_20_Link">2.1. Презентация к курсовому проекту<text:tab/>5</text:a></text:p>
          <text:p text:style-name="P9"><text:a xlink:type="simple" xlink:href="#__RefHeading___Toc34175_1182470186" text:style-name="Index_20_Link" text:visited-style-name="Index_20_Link">2.2. Тезисы к курсовому проекту<text:tab/>5</text:a></text:p>
          <text:p text:style-name="P9"><text:a xlink:type="simple" xlink:href="#__RefHeading___Toc34177_1182470186" text:style-name="Index_20_Link" text:visited-style-name="Index_20_Link">2.3. Текст доклада по курсовому проекту<text:tab/>5</text:a></text:p>
          <text:p text:style-name="P8"><text:a xlink:type="simple" xlink:href="#__RefHeading___Toc1539_695550217" text:style-name="Index_20_Link" text:visited-style-name="Index_20_Link">заключение<text:tab/>6</text:a></text:p>
        </text:index-body>
      </text:table-of-content>
      <text:p text:style-name="P3"/>
      <text:h text:style-name="UNNUMED_5f_HEADING" text:outline-level="1"><text:bookmark-start text:name="__RefHeading___Toc1517_695550217"/>Введение<text:bookmark-end text:name="__RefHeading___Toc1517_695550217"/></text:h>
      <text:p text:style-name="P25"/>
      <text:h text:style-name="P11" text:outline-level="1"><text:bookmark-start text:name="__RefHeading___Toc1519_695550217"/>Описание решения задач по программированию<text:bookmark-end text:name="__RefHeading___Toc1519_695550217"/></text:h>
      <text:h text:style-name="P13" text:outline-level="2"><text:bookmark-start text:name="__RefHeading___Toc5457_695550217"/>Задача о частично<text:span text:style-name="T13">й</text:span> сумме ряда<text:bookmark-end text:name="__RefHeading___Toc5457_695550217"/></text:h>
      <text:p text:style-name="P28">Условие задачи</text:p>
      <text:p text:style-name="P26">Вычислить частичную сумму ряда согласно варианту. В процессе суммирования выводить также все текущие элементы ряда.</text:p>
      <text:p text:style-name="P27"><draw:frame draw:style-name="fr3" draw:name="Объект1" text:anchor-type="as-char" svg:y="-0.621cm" svg:width="2.559cm" svg:height="1.02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>Решение задачи</text:p>
      <text:p text:style-name="P22">При помощи цикла суммируем элементы массива при заданном значении переменной (х).</text:p>
      <text:p text:style-name="P22">Решение задачи представлено на листинге <text:bookmark-ref text:reference-format="direction" text:ref-name="Листинг 1.">ниже</text:bookmark-ref>.</text:p>
      <text:p text:style-name="P29"><draw:frame draw:style-name="fr2" draw:name="Врезка1" text:anchor-type="paragraph" svg:x="1.104cm" svg:y="0.005cm" svg:width="16.21cm" draw:z-index="1"><draw:text-box fo:min-height="13.257cm"><text:p text:style-name="P34"><text:span text:style-name="T14">#include</text:span><text:span text:style-name="T14"> </text:span><text:span text:style-name="T14">&lt;stdio.h&gt;</text:span></text:p><text:p text:style-name="P34"><text:span text:style-name="T14">#define</text:span><text:span text:style-name="T14"> </text:span><text:span text:style-name="T14">TRUE</text:span><text:span text:style-name="T14"> 1</text:span></text:p><text:p text:style-name="P34"><text:span text:style-name="T14">#define</text:span><text:span text:style-name="T14"> </text:span><text:span text:style-name="T14">FALSE</text:span><text:span text:style-name="T14"> 0</text:span></text:p><text:p text:style-name="P34"/><text:p text:style-name="P34"><text:span text:style-name="T14">void</text:span><text:span text:style-name="T14"> getnums(</text:span><text:span text:style-name="T14">int</text:span><text:span text:style-name="T14">* </text:span><text:span text:style-name="T14">num</text:span><text:span text:style-name="T14">, </text:span><text:span text:style-name="T14">double</text:span><text:span text:style-name="T14">* </text:span><text:span text:style-name="T14">x</text:span><text:span text:style-name="T14">);</text:span></text:p><text:p text:style-name="P34"><text:span text:style-name="T14">double</text:span><text:span text:style-name="T14"> part(</text:span><text:span text:style-name="T14">int</text:span><text:span text:style-name="T14"> </text:span><text:span text:style-name="T14">i</text:span><text:span text:style-name="T14">, </text:span><text:span text:style-name="T14">double</text:span><text:span text:style-name="T14"> </text:span><text:span text:style-name="T14">x</text:span><text:span text:style-name="T14">);</text:span></text:p><text:p text:style-name="P34"/><text:p text:style-name="P34"><text:span text:style-name="T14">int</text:span><text:span text:style-name="T14"> main(</text:span><text:span text:style-name="T14">void</text:span><text:span text:style-name="T14">)</text:span></text:p><text:p text:style-name="P34">{<text:span text:style-name="T14"/></text:p><text:p text:style-name="P34"><text:span text:style-name="T14"><text:tab/></text:span><text:span text:style-name="T14">//Добавление переменных и ввод чисел</text:span></text:p><text:p text:style-name="P34"><text:span text:style-name="T14"><text:tab/></text:span><text:span text:style-name="T14">int</text:span><text:span text:style-name="T14"> n;</text:span></text:p><text:p text:style-name="P34"><text:span text:style-name="T14"><text:tab/></text:span><text:span text:style-name="T14">double</text:span><text:span text:style-name="T14"> x, sum = 0;</text:span></text:p><text:p text:style-name="P34"><text:span text:style-name="T14"><text:tab/></text:span><text:span text:style-name="T14">//Ввод чисел</text:span></text:p><text:p text:style-name="P34"><text:tab/>getnums(&amp;n, &amp;x);<text:span text:style-name="T14"/></text:p><text:p text:style-name="P34"/><text:p text:style-name="P34"><text:span text:style-name="T14"><text:tab/></text:span><text:span text:style-name="T14">//Цикл перебирает значения от 1 до n</text:span></text:p><text:p text:style-name="P34"><text:span text:style-name="T14"><text:tab/></text:span><text:span text:style-name="T14">for</text:span><text:span text:style-name="T14"> (</text:span><text:span text:style-name="T14">int</text:span><text:span text:style-name="T14"> i = 1; i &lt;= n; i++)</text:span></text:p><text:p text:style-name="P34"><text:tab/>{<text:span text:style-name="T14"/></text:p><text:p text:style-name="P34"><text:span text:style-name="T14"><text:tab/><text:tab/></text:span><text:span text:style-name="T14">double</text:span><text:span text:style-name="T14"> partOfSum = part(i, x);</text:span></text:p><text:p text:style-name="P34"><text:span text:style-name="T14"><text:tab/><text:tab/>printf(</text:span><text:span text:style-name="T14">"%d-й член ряда равен %lf\n"</text:span><text:span text:style-name="T14">, i, partOfSum);</text:span></text:p><text:p text:style-name="P34"><text:tab/><text:tab/>sum += partOfSum;<text:span text:style-name="T14"/></text:p><text:p text:style-name="P34"><text:tab/>}<text:span text:style-name="T14"/></text:p><text:p text:style-name="P34"><text:span text:style-name="T14"><text:tab/>printf(</text:span><text:span text:style-name="T14">"\nРезультат: %lf"</text:span><text:span text:style-name="T14">, sum);<text:tab/></text:span><text:span text:style-name="T14">//Вывод</text:span></text:p><text:p text:style-name="P34"><text:span text:style-name="T14"><text:tab/></text:span><text:span text:style-name="T14">return</text:span><text:span text:style-name="T14"> 0;</text:span></text:p><text:p text:style-name="P34">}</text:p><text:p text:style-name="P5">Листинг 1<text:bookmark text:name="Листинг 1."/>. Задача о частичной сумме.</text:p></draw:text-box></draw:frame></text:p>
      <text:h text:style-name="Heading_20_2" text:outline-level="2"><draw:frame draw:style-name="fr1" draw:name="Врезка2" text:anchor-type="paragraph" svg:width="16.282cm" draw:z-index="2"><draw:text-box fo:min-height="14.464cm"><text:p text:style-name="P34"><text:span text:style-name="T14">void</text:span><text:span text:style-name="T14"> getnums(</text:span><text:span text:style-name="T14">int</text:span><text:span text:style-name="T14">* </text:span><text:span text:style-name="T14">num</text:span><text:span text:style-name="T14">, </text:span><text:span text:style-name="T14">double</text:span><text:span text:style-name="T14">* </text:span><text:span text:style-name="T14">x</text:span><text:span text:style-name="T14">)</text:span></text:p><text:p text:style-name="P34">{<text:span text:style-name="T14"/></text:p><text:p text:style-name="P34"><text:span text:style-name="T14"><text:tab/></text:span><text:span text:style-name="T14">//Ввод числа витков</text:span></text:p><text:p text:style-name="P34"><text:span text:style-name="T14"><text:tab/></text:span><text:span text:style-name="T14">do</text:span></text:p><text:p text:style-name="P34"><text:tab/>{<text:span text:style-name="T14"/></text:p><text:p text:style-name="P34"><text:span text:style-name="T14"><text:tab/><text:tab/>printf(</text:span><text:span text:style-name="T14">"Введите i большее или равное 1: "</text:span><text:span text:style-name="T14">);</text:span></text:p><text:p text:style-name="P34"><text:span text:style-name="T14"><text:tab/><text:tab/>scanf(</text:span><text:span text:style-name="T14">"%d"</text:span><text:span text:style-name="T14">, </text:span><text:span text:style-name="T14">num</text:span><text:span text:style-name="T14">);</text:span></text:p><text:p text:style-name="P34"><text:span text:style-name="T14"><text:tab/><text:tab/></text:span><text:span text:style-name="T14">if</text:span><text:span text:style-name="T14"> (*</text:span><text:span text:style-name="T14">num</text:span><text:span text:style-name="T14"> &gt; 0)</text:span></text:p><text:p text:style-name="P34"><text:span text:style-name="T14"><text:tab/><text:tab/><text:tab/></text:span><text:span text:style-name="T14">break</text:span><text:span text:style-name="T14">;</text:span></text:p><text:p text:style-name="P34"><text:span text:style-name="T14"><text:tab/><text:tab/>printf(</text:span><text:span text:style-name="T14">"Число i должно быть больше или равно 1\n"</text:span><text:span text:style-name="T14">);</text:span></text:p><text:p text:style-name="P34"><text:span text:style-name="T14"><text:tab/>} </text:span><text:span text:style-name="T14">while</text:span><text:span text:style-name="T14"> (</text:span><text:span text:style-name="T14">TRUE</text:span><text:span text:style-name="T14">);</text:span></text:p><text:p text:style-name="P34"/><text:p text:style-name="P34"><text:span text:style-name="T14"><text:tab/></text:span><text:span text:style-name="T14">//Ввод числа x</text:span></text:p><text:p text:style-name="P34"><text:span text:style-name="T14"><text:tab/></text:span><text:span text:style-name="T14">do</text:span></text:p><text:p text:style-name="P34"><text:tab/>{<text:span text:style-name="T14"/></text:p><text:p text:style-name="P34"><text:span text:style-name="T14"><text:tab/><text:tab/>printf(</text:span><text:span text:style-name="T14">"Введите x : "</text:span><text:span text:style-name="T14">);</text:span></text:p><text:p text:style-name="P34"><text:span text:style-name="T14"><text:tab/><text:tab/>scanf(</text:span><text:span text:style-name="T14">"%lf"</text:span><text:span text:style-name="T14">, </text:span><text:span text:style-name="T14">x</text:span><text:span text:style-name="T14">);</text:span></text:p><text:p text:style-name="P34"><text:span text:style-name="T14"><text:tab/><text:tab/></text:span><text:span text:style-name="T14">if</text:span><text:span text:style-name="T14"> (0.0 != *</text:span><text:span text:style-name="T14">x</text:span><text:span text:style-name="T14">)</text:span></text:p><text:p text:style-name="P34"><text:span text:style-name="T14"><text:tab/><text:tab/><text:tab/></text:span><text:span text:style-name="T14">return</text:span><text:span text:style-name="T14">;</text:span></text:p><text:p text:style-name="P34"><text:span text:style-name="T14"><text:tab/><text:tab/>printf(</text:span><text:span text:style-name="T14">"Неправильное число x!\n"</text:span><text:span text:style-name="T14">);</text:span></text:p><text:p text:style-name="P34"><text:span text:style-name="T14"><text:tab/>} </text:span><text:span text:style-name="T14">while</text:span><text:span text:style-name="T14"> (</text:span><text:span text:style-name="T14">TRUE</text:span><text:span text:style-name="T14">);</text:span></text:p><text:p text:style-name="P34">}<text:span text:style-name="T14"/></text:p><text:p text:style-name="P34"/><text:p text:style-name="P34">//Функция вычисления i-го члена ряда с параметром x<text:span text:style-name="T14"/></text:p><text:p text:style-name="P34"><text:span text:style-name="T14">double</text:span><text:span text:style-name="T14"> part(</text:span><text:span text:style-name="T14">int</text:span><text:span text:style-name="T14"> </text:span><text:span text:style-name="T14">i</text:span><text:span text:style-name="T14">, </text:span><text:span text:style-name="T14">double</text:span><text:span text:style-name="T14"> </text:span><text:span text:style-name="T14">x</text:span><text:span text:style-name="T14">)</text:span></text:p><text:p text:style-name="P34"><text:span text:style-name="T14">{<text:tab/></text:span><text:span text:style-name="T14">//При чётном значении i (-1)^i = 1, при нечётном = -1 <text:s/></text:span></text:p><text:p text:style-name="P34"><text:span text:style-name="T14"><text:tab/></text:span><text:span text:style-name="T14">return</text:span><text:span text:style-name="T14"><text:tab/>((</text:span><text:span text:style-name="T14">i</text:span><text:span text:style-name="T14"> % 2 == 0) ? 1.0 : -1.0) * (</text:span><text:span text:style-name="T14">x</text:span><text:span text:style-name="T14"> / </text:span><text:span text:style-name="T14">i</text:span><text:span text:style-name="T14">);</text:span></text:p><text:p text:style-name="P34">}</text:p><text:p text:style-name="P6">Продолжение листинга 1.</text:p></draw:text-box></draw:frame><text:soft-page-break/>Задача о приближённой сумме ряда</text:h>
      <text:h text:style-name="Heading_20_3" text:outline-level="3">Условие задачи</text:h>
      <text:p text:style-name="P30">Вычислить приближённую сумму ряда с заданной точностью согласно варианту. В процессе суммирования выводить на экран также все текущие элементы ряда</text:p>
      <text:p text:style-name="P31"><draw:frame draw:style-name="fr3" draw:name="Объект2" text:anchor-type="as-char" svg:y="-0.663cm" svg:width="4.08cm" svg:height="1.102cm" draw:z-index="3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3" text:outline-level="3"><text:soft-page-break/>Решение задачи</text:h>
      <text:p text:style-name="P23">С помощью цикла будем вычислять сумму ряда до тех пор, пока очередное слагаемое не станет меньше точности, переменной <text:span text:style-name="T10">(e), </text:span>которую введёт пользователь. Также пользователь должен ввести значение переменной (х).</text:p>
      <text:p text:style-name="P23"><draw:frame draw:style-name="fr2" draw:name="Врезка3" text:anchor-type="paragraph" svg:x="0.462cm" svg:y="1.034cm" svg:width="16.789cm" draw:z-index="4"><draw:text-box fo:min-height="19.233cm"><text:p text:style-name="Листинг">#include &lt;stdio.h&gt;</text:p><text:p text:style-name="Листинг">#include &lt;math.h&gt;</text:p><text:p text:style-name="Листинг">#include &lt;stdint.h&gt;</text:p><text:p text:style-name="Листинг">#define MAXTRIES 128</text:p><text:p text:style-name="Листинг">#define TRUE 1</text:p><text:p text:style-name="Листинг">#define FALSE 0</text:p><text:p text:style-name="Листинг"/><text:p text:style-name="Листинг">long double factor(int factof);</text:p><text:p text:style-name="Листинг">long double formula(int i, int x);</text:p><text:p text:style-name="Листинг">long double Ipow(int base, int power);</text:p><text:p text:style-name="Листинг">void getnums(long double* pres, int* x);</text:p><text:p text:style-name="Листинг"/><text:p text:style-name="Листинг">int main(void)</text:p><text:p text:style-name="Листинг">{</text:p><text:p text:style-name="Листинг"><text:tab/>int x;</text:p><text:p text:style-name="Листинг"><text:tab/>long double pres, s = 0.0;</text:p><text:p text:style-name="Листинг"><text:tab/>getnums(&amp;pres, &amp;x);</text:p><text:p text:style-name="Листинг"/><text:p text:style-name="Листинг"><text:tab/>for (int i = 1; i &lt; MAXTRIES; ++i)</text:p><text:p text:style-name="Листинг"><text:tab/>{</text:p><text:p text:style-name="Листинг"><text:tab/><text:tab/>long double part = formula(i, x);</text:p><text:p text:style-name="Листинг"><text:tab/><text:tab/>printf("%d-й элемент равен: %.15lf\n", i, part);</text:p><text:p text:style-name="Листинг"><text:tab/><text:tab/>s += part;</text:p><text:p text:style-name="Листинг"/><text:p text:style-name="Листинг"><text:tab/><text:tab/>/*По достижении размера погрешности, цикл прерывается*/</text:p><text:p text:style-name="Листинг"><text:tab/><text:tab/>if (fabsl(part) &lt; pres)</text:p><text:p text:style-name="Листинг"><text:tab/><text:tab/><text:tab/>break;</text:p><text:p text:style-name="Листинг"><text:tab/>}</text:p><text:p text:style-name="Листинг"><text:tab/>printf("\nСумма ряда равна: %.15lf\n", s);</text:p><text:p text:style-name="Листинг"><text:tab/>return <text:span text:style-name="T20">0</text:span>;</text:p><text:p text:style-name="Листинг">}</text:p><text:p text:style-name="Листинг">//Функция вычисления факториала числа</text:p><text:p text:style-name="Листинг">long double factor(int factof)</text:p><text:p text:style-name="Листинг">{</text:p><text:p text:style-name="Листинг"><text:tab/>long double ret = 1;</text:p><text:p text:style-name="Листинг"><text:tab/>int i = 1;</text:p><text:p text:style-name="Листинг"><text:tab/>while (i &lt;= factof)</text:p><text:p text:style-name="Листинг"><text:tab/><text:tab/>ret *= i++;</text:p><text:p text:style-name="Листинг"><text:tab/>return ret;</text:p><text:p text:style-name="Листинг">}</text:p><text:p text:style-name="P7">Листинг <text:bookmark text:name="Листинг 2."/>2. Задача о приближённой сумме ряда.</text:p></draw:text-box></draw:frame>Решение задачи представлено на листинге <text:bookmark-ref text:reference-format="direction" text:ref-name="Листинг 2.">ниже</text:bookmark-ref>.</text:p>
      <text:p text:style-name="P23"/>
      <text:h text:style-name="Heading_20_2" text:outline-level="2"><draw:frame draw:style-name="fr1" draw:name="Врезка4" text:anchor-type="paragraph" svg:width="16.66cm" draw:z-index="5"><draw:text-box fo:min-height="17.611cm"><text:p text:style-name="Листинг">//Функция вычисления i-го члена ряда с параметром x</text:p><text:p text:style-name="Листинг">long double formula(int i, int x)</text:p><text:p text:style-name="Листинг">{</text:p><text:p text:style-name="Листинг"><text:tab/>double sign = ((i % 2 == 0) ? 1.0 : -1.0);</text:p><text:p text:style-name="Листинг"><text:tab/>long double numerator = sign * fabsl(cosl(factor(i)) * i);</text:p><text:p text:style-name="Листинг"><text:tab/>long double denominator = Ipow(2, Ipow(x, i));</text:p><text:p text:style-name="Листинг"><text:tab/>return numerator / denominator;</text:p><text:p text:style-name="Листинг">}</text:p><text:p text:style-name="Листинг"/><text:p text:style-name="Листинг">//Функция возвращает base в степени power</text:p><text:p text:style-name="Листинг">long double Ipow(int base, int power)</text:p><text:p text:style-name="Листинг">{/*long double используется, несмотря на целочисленное значение</text:p><text:p text:style-name="Листинг"><text:s/>ввиду размера величины*/</text:p><text:p text:style-name="Листинг"><text:tab/>long double result = 1;</text:p><text:p text:style-name="Листинг"><text:tab/>for (int i = 0; i &lt; power; ++i)</text:p><text:p text:style-name="Листинг"><text:tab/><text:tab/>result *= base;</text:p><text:p text:style-name="Листинг"><text:tab/>return result;</text:p><text:p text:style-name="Листинг">}</text:p><text:p text:style-name="Листинг"/><text:p text:style-name="Листинг">/*Ввод значений pres, x; проверка их на корректность*/</text:p><text:p text:style-name="Листинг">void getnums(long double* pres, int* x)</text:p><text:p text:style-name="Листинг">{</text:p><text:p text:style-name="Листинг"><text:tab/>do</text:p><text:p text:style-name="Листинг"><text:tab/>{</text:p><text:p text:style-name="Листинг"><text:tab/><text:tab/>puts("Введите желаемую точность и параметр x");</text:p><text:p text:style-name="Листинг"><text:tab/><text:tab/>scanf("%lf %d", pres, x);</text:p><text:p text:style-name="Листинг"><text:tab/><text:tab/>if ((*x &lt;= 0) || (*pres &lt;= 0))</text:p><text:p text:style-name="Листинг"><text:tab/><text:tab/>{</text:p><text:p text:style-name="Листинг"><text:tab/><text:tab/><text:tab/>printf("Неправильные значение.\n");</text:p><text:p text:style-name="Листинг"><text:tab/><text:tab/><text:tab/>continue;</text:p><text:p text:style-name="Листинг"><text:tab/><text:tab/>}</text:p><text:p text:style-name="Листинг"><text:tab/><text:tab/>/*else*/ return;</text:p><text:p text:style-name="Листинг"><text:tab/>} while (TRUE);</text:p><text:p text:style-name="Листинг">}</text:p><text:p text:style-name="Caption">Продолжение листинга 2.</text:p></draw:text-box></draw:frame><text:soft-page-break/>Простейшая рекурсия</text:h>
      <text:h text:style-name="Heading_20_3" text:outline-level="3">Условие задачи</text:h>
      <text:p text:style-name="Text_20_body">Одноклеточная амеба каждые три часа делится на две клетки. Определить, сколько клеток будет через 3, 6, 9, … 24 часа.</text:p>
      <text:h text:style-name="Heading_20_3" text:outline-level="3">Решение задачи</text:h>
      <text:h text:style-name="P12" text:outline-level="1"><text:bookmark-start text:name="__RefHeading___Toc1527_695550217"/>Описание процесса составления доклада<text:bookmark-end text:name="__RefHeading___Toc1527_695550217"/></text:h>
      <text:h text:style-name="P14" text:outline-level="2"><text:bookmark-start text:name="__RefHeading___Toc1529_695550217"/>Презентация к курсовому проекту<text:bookmark-end text:name="__RefHeading___Toc1529_695550217"/></text:h>
      <text:h text:style-name="Heading_20_2" text:outline-level="2"><text:bookmark-start text:name="__RefHeading___Toc34175_1182470186"/>Тезисы к курсовому проекту<text:bookmark-end text:name="__RefHeading___Toc34175_1182470186"/></text:h>
      <text:h text:style-name="Heading_20_2" text:outline-level="2"><text:bookmark-start text:name="__RefHeading___Toc34177_1182470186"/>Текст доклада по курсовому проекту<text:bookmark-end text:name="__RefHeading___Toc34177_1182470186"/></text:h>
      <text:p text:style-name="P24"/>
      <text:h text:style-name="P33" text:outline-level="1"><text:bookmark-start text:name="__RefHeading___Toc1539_695550217"/>заключение<text:bookmark-end text:name="__RefHeading___Toc1539_695550217"/></text:h>
      <text:h text:style-name="P21" text:outline-level="1"><text:span text:style-name="T12">В ходе учебной практики были получены навыки составления алгоритмов для решения различных задач, также был получен опыт написания научных тезисов и составления презентации и текста к ней для защиты курсового проекта.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Cascadia Mono1" svg:font-family="'Cascadia Mono'" style:font-adornments="Regular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9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6T00:14:22.956000000</dc:date>
    <meta:editing-duration>P2DT14H56M1S</meta:editing-duration>
    <meta:editing-cycles>265</meta:editing-cycles>
    <meta:document-statistic meta:table-count="0" meta:image-count="0" meta:object-count="2" meta:page-count="9" meta:paragraph-count="172" meta:word-count="774" meta:character-count="4910" meta:non-whitespace-character-count="4202"/>
  </office:meta>
</office:document-meta>
</file>

<file path=Object 1/content.xml><?xml version="1.0" encoding="utf-8"?>
<math xmlns="http://www.w3.org/1998/Math/MathML" display="block">
  <semantics>
    <mrow>
      <mrow>
        <mo stretchy="false">∑</mo>
        <mtable>
          <mtr>
            <mtd>
              <mi>n</mi>
            </mtd>
          </mtr>
          <mtr>
            <mtd>
              <mrow>
                <mi>i</mi>
                <mo stretchy="false">=</mo>
                <mn>1</mn>
              </mrow>
            </mtd>
          </mtr>
        </mtable>
      </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i>i</mi>
      </msup>
      <mfrac>
        <mi>x</mi>
        <mi>i</mi>
      </mfrac>
    </mrow>
    <annotation encoding="StarMath 5.0">sum binom{n}{i = 1}  ( -1 )^i x over i </annotation>
  </semantics>
</math>
</file>

<file path=Object 2/content.xml><?xml version="1.0" encoding="utf-8"?>
<math xmlns="http://www.w3.org/1998/Math/MathML" display="block">
  <semantics>
    <mrow>
      <mrow>
        <mo stretchy="false">∑</mo>
        <mtable>
          <mtr>
            <mtd>
              <mi mathvariant="normal">∞</mi>
            </mtd>
          </mtr>
          <mtr>
            <mtd>
              <mrow>
                <mi>i</mi>
                <mo stretchy="false">=</mo>
                <mn>1</mn>
              </mrow>
            </mtd>
          </mtr>
        </mtable>
      </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i>i</mi>
      </msup>
      <mfrac>
        <mrow>
          <mrow>
            <mo fence="true" form="prefix" stretchy="true">|</mo>
            <mrow>
              <mrow>
                <mi>cos</mi>
                <mrow>
                  <mo fence="true" form="prefix" stretchy="false">(</mo>
                  <mrow>
                    <mrow>
                      <mi>i</mi>
                      <mi>!</mi>
                    </mrow>
                  </mrow>
                  <mo fence="true" form="postfix" stretchy="false">)</mo>
                </mrow>
              </mrow>
            </mrow>
            <mo fence="true" form="postfix" stretchy="true">|</mo>
          </mrow>
          <mo stretchy="false">∗</mo>
          <mi>i</mi>
        </mrow>
        <msup>
          <msup>
            <mn>2</mn>
            <mi>x</mi>
          </msup>
          <mi>i</mi>
        </msup>
      </mfrac>
    </mrow>
    <annotation encoding="StarMath 5.0">sum binom { infinity  }{ i = 1 } {( -1 )^i} { abs {cos (i!)} * i}over{ {{2}^x}^i }</annotation>
  </semantics>
</math>
</file>